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.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.getApplic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.Role( String creatorsName , Date createTimestamp , String modifiersName , Date modifyTimestamp , RoleDao dao , String applicationName , String name , String description , Set gra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ole.getGra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.Role( String creatorsName , Date createTimestamp , RoleDao dao , String applicationName , String name , String description , Set gra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